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6fa5c" officeooo:paragraph-rsid="0016fa5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6fa5c" officeooo:paragraph-rsid="0016fa5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fa5c" officeooo:paragraph-rsid="0016fa5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fa5c" officeooo:paragraph-rsid="0016fa5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fa5c" officeooo:paragraph-rsid="0017df5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df58" officeooo:paragraph-rsid="0017df5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f58" style:font-weight-asian="bold" style:font-weight-complex="bold"/>
    </style:style>
    <style:style style:name="T3" style:family="text">
      <style:text-properties officeooo:rsid="0017df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enomai EDF main modifications :</text:p>
      <text:p text:style-name="P1"/>
      <text:p text:style-name="P2"/>
      <text:p text:style-name="P3">Main files to check for modifications (type cmd: "gitk &amp;" in terminal) :</text:p>
      <text:p text:style-name="P3"/>
      <text:p text:style-name="P4">kernel/cobalt/<text:span text:style-name="T1">sched-dyna.c</text:span></text:p>
      <text:p text:style-name="P4">kernel/cobalt/<text:span text:style-name="T1">sched.c</text:span></text:p>
      <text:p text:style-name="P4"/>
      <text:p text:style-name="P4">kernel/cobalt/posix/<text:span text:style-name="T1">thread.c</text:span></text:p>
      <text:p text:style-name="P4">kernel/cobalt/<text:span text:style-name="T1">thread.c</text:span></text:p>
      <text:p text:style-name="P4"/>
      <text:p text:style-name="P4">lib/alchemy/<text:span text:style-name="T1">task.c</text:span></text:p>
      <text:p text:style-name="P4"/>
      <text:p text:style-name="P4">include/cobalt/kernel/<text:span text:style-name="T1">sched-dyna.h</text:span></text:p>
      <text:p text:style-name="P4">include/cobalt/kernel/<text:span text:style-name="T1">sched.h</text:span></text:p>
      <text:p text:style-name="P4"/>
      <text:p text:style-name="P4">include/cobalt/kernel/<text:span text:style-name="T1">thread.h</text:span></text:p>
      <text:p text:style-name="P4"/>
      <text:p text:style-name="P4">include/alchemy/<text:span text:style-name="T1">task.h</text:span></text:p>
      <text:p text:style-name="P4"><text:span text:style-name="T1"/></text:p>
      <text:p text:style-name="P6"><text:span text:style-name="T1">Minor files to check for modifications :</text:span></text:p>
      <text:p text:style-name="P5"/>
      <text:p text:style-name="P6">include/mercury/boilerplate/sched.h</text:p>
      <text:p text:style-name="P6">kernel/cobalt/posix/sched.c</text:p>
      <text:p text:style-name="P5"/>
      <text:p text:style-name="P5">include/cobalt/<text:span text:style-name="T3">uapi/sched.h</text:span></text:p>
      <text:p text:style-name="P4">include/cobalt/kernel/schedparam.h</text:p>
      <text:p text:style-name="P4"/>
      <text:p text:style-name="P4">include/cobalt/kernel/list.h</text:p>
      <text:p text:style-name="P4">include/cobalt/kernel/schedqueue.h</text:p>
      <text:p text:style-name="P4"/>
      <text:p text:style-name="P4">lib/copperplate/internal.c</text:p>
      <text:p text:style-name="P4">lib/copperplate/threadobj.c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15:12:19.811051306</meta:creation-date>
    <dc:date>2021-12-29T15:52:40.625892995</dc:date>
    <meta:editing-duration>PT30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42" meta:character-count="612" meta:non-whitespace-character-count="590"/>
  </office:meta>
</office:document-meta>
</file>